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15cm" draw:marker-start-width="0.425cm" draw:marker-end-width="0.425cm" draw:textarea-horizontal-align="center" draw:textarea-vertical-align="middle" fo:padding-top="0.2cm" fo:padding-bottom="0.2cm" fo:padding-left="0.325cm" fo:padding-right="0.325cm"/>
    </style:style>
    <style:style style:name="gr2" style:family="graphic" style:parent-style-name="standard">
      <style:graphic-properties draw:stroke="none" svg:stroke-color="#000000" draw:fill="none" draw:fill-color="#ffffff" fo:min-height="1.607cm" draw:fontwork-distance="2.22cm" draw:fontwork-start="0cm" draw:fontwork-shadow-offset-x="0cm" draw:fontwork-shadow-offset-y="0cm"/>
    </style:style>
    <style:style style:name="gr3" style:family="graphic" style:parent-style-name="standard">
      <style:graphic-properties svg:stroke-width="0.15cm" svg:stroke-color="#808080" draw:marker-start-width="0.425cm" draw:marker-end-width="0.425cm" draw:textarea-horizontal-align="center" draw:textarea-vertical-align="middle" fo:padding-top="0.2cm" fo:padding-bottom="0.2cm" fo:padding-left="0.325cm" fo:padding-right="0.325cm"/>
    </style:style>
    <style:style style:name="gr4" style:family="graphic" style:parent-style-name="standard">
      <style:graphic-properties draw:stroke="none" svg:stroke-color="#000000" draw:fill="none" draw:fill-color="#ffffff" fo:min-height="1.607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 draw:fontwork-distance="1.02cm" draw:fontwork-start="0cm" draw:fontwork-shadow-offset-x="0cm" draw:fontwork-shadow-offset-y="0cm"/>
    </style:style>
    <style:style style:name="gr6" style:family="graphic" style:parent-style-name="standard">
      <style:graphic-properties draw:stroke="none" svg:stroke-color="#000000" draw:fill="none" draw:fill-color="#ffffff" fo:min-height="0.818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20pt" style:font-size-asian="20pt" style:font-size-complex="20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align="center" fo:text-indent="0cm"/>
      <style:text-properties fo:font-family="'Palatino Linotype'" style:font-family-generic="roman" style:font-pitch="variable"/>
    </style:style>
    <style:style style:name="T1" style:family="text">
      <style:text-properties fo:font-family="'Palatino Linotype'" style:font-family-generic="roman" style:font-pitch="variable" fo:font-size="20pt" style:font-size-asian="20pt" style:font-size-complex="20pt"/>
    </style:style>
    <style:style style:name="T2" style:family="text">
      <style:text-properties fo:font-family="'Palatino Linotype'" style:font-family-generic="roman" style:font-pitch="variable" fo:font-size="14pt" style:font-size-asian="14pt" style:font-size-complex="14pt"/>
    </style:style>
    <style:style style:name="T3" style:family="text">
      <style:text-properties fo:font-family="'Palatino Linotype'" style:font-family-generic="roman" style:font-pitch="variable" fo:font-size="14pt" style:font-size-asian="14pt" style:font-size-complex="14pt"/>
    </style:style>
    <style:style style:name="T4" style:family="text">
      <style:text-properties fo:font-family="'Palatino Linotype'" style:font-family-generic="roman" style:font-pitch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line draw:style-name="gr1" draw:text-style-name="P1" draw:layer="layout" svg:x1="3.238cm" svg:y1="-0.759cm" svg:x2="3.238cm" svg:y2="26.747cm">
          <text:p text:style-name="P4"/>
        </draw:line>
        <draw:frame draw:style-name="gr2" draw:text-style-name="P2" draw:layer="layout" svg:width="3.909cm" svg:height="2.147cm" svg:x="1.5cm" svg:y="-3.96cm">
          <draw:text-box>
            <text:p text:style-name="P2"><text:span text:style-name="T1">User Agent A</text:span></text:p>
          </draw:text-box>
        </draw:frame>
        <draw:line draw:style-name="gr3" draw:text-style-name="P1" draw:layer="layout" svg:x1="13.838cm" svg:y1="-0.759cm" svg:x2="13.838cm" svg:y2="26.747cm">
          <text:p text:style-name="P4"/>
        </draw:line>
        <draw:frame draw:style-name="gr4" draw:text-style-name="P2" draw:layer="layout" svg:width="3.909cm" svg:height="2.147cm" svg:x="22.601cm" svg:y="-3.96cm">
          <draw:text-box>
            <text:p text:style-name="P2"><text:span text:style-name="T1">User Agent B</text:span></text:p>
          </draw:text-box>
        </draw:frame>
        <draw:g>
          <draw:line draw:style-name="gr5" draw:text-style-name="P3" draw:layer="layout" svg:x1="3.257cm" svg:y1="4.317cm" svg:x2="13.812cm" svg:y2="4.317cm">
            <text:p text:style-name="P3"><text:span text:style-name="T2"/></text:p>
            <text:p text:style-name="P3"/>
          </draw:line>
          <draw:frame draw:style-name="gr6" draw:text-style-name="P4" draw:layer="layout" svg:width="3.076cm" svg:height="1.068cm" svg:x="3.508cm" svg:y="3.393cm">
            <draw:text-box>
              <text:p text:style-name="P3"><text:span text:style-name="T3">(5) INVITE</text:span></text:p>
            </draw:text-box>
          </draw:frame>
        </draw:g>
        <draw:g>
          <draw:line draw:style-name="gr7" draw:text-style-name="P1" draw:layer="layout" svg:x1="13.812cm" svg:y1="5.683cm" svg:x2="3.293cm" svg:y2="5.683cm">
            <text:p text:style-name="P4"/>
          </draw:line>
          <draw:frame draw:style-name="gr6" draw:text-style-name="P4" draw:layer="layout" svg:width="4.389cm" svg:height="1.068cm" svg:x="9.444cm" svg:y="4.771cm">
            <draw:text-box>
              <text:p text:style-name="P3"><text:span text:style-name="T3">(6) 100 TRYING</text:span></text:p>
            </draw:text-box>
          </draw:frame>
        </draw:g>
        <draw:g>
          <draw:line draw:style-name="gr7" draw:text-style-name="P1" draw:layer="layout" svg:x1="24.437cm" svg:y1="9.669cm" svg:x2="13.918cm" svg:y2="9.669cm">
            <text:p text:style-name="P4"/>
          </draw:line>
          <draw:frame draw:style-name="gr6" draw:text-style-name="P4" draw:layer="layout" svg:width="4.389cm" svg:height="1.068cm" svg:x="20.069cm" svg:y="8.757cm">
            <draw:text-box>
              <text:p text:style-name="P3"><text:span text:style-name="T3">(9) 180 RINGING</text:span></text:p>
            </draw:text-box>
          </draw:frame>
        </draw:g>
        <draw:g>
          <draw:line draw:style-name="gr7" draw:text-style-name="P1" draw:layer="layout" svg:x1="13.812cm" svg:y1="11.066cm" svg:x2="3.293cm" svg:y2="11.066cm">
            <text:p text:style-name="P4"/>
          </draw:line>
          <draw:frame draw:style-name="gr6" draw:text-style-name="P4" draw:layer="layout" svg:width="5.091cm" svg:height="1.068cm" svg:x="8.742cm" svg:y="10.154cm">
            <draw:text-box>
              <text:p text:style-name="P3"><text:span text:style-name="T3">(10) 180 RINGING</text:span></text:p>
            </draw:text-box>
          </draw:frame>
        </draw:g>
        <draw:line draw:style-name="gr5" draw:text-style-name="P3" draw:layer="layout" svg:x1="3.258cm" svg:y1="14.417cm" svg:x2="13.813cm" svg:y2="14.417cm">
          <text:p text:style-name="P3"><text:span text:style-name="T2"/></text:p>
          <text:p text:style-name="P3"/>
        </draw:line>
        <draw:frame draw:style-name="gr6" draw:text-style-name="P4" draw:layer="layout" svg:width="3.076cm" svg:height="1.068cm" svg:x="3.509cm" svg:y="13.493cm">
          <draw:text-box>
            <text:p text:style-name="P3"><text:span text:style-name="T3">(13) ACK</text:span></text:p>
          </draw:text-box>
        </draw:frame>
        <draw:g>
          <draw:line draw:style-name="gr5" draw:text-style-name="P3" draw:layer="layout" svg:x1="3.259cm" svg:y1="21.017cm" svg:x2="13.814cm" svg:y2="21.017cm">
            <text:p text:style-name="P3"><text:span text:style-name="T2"/></text:p>
            <text:p text:style-name="P3"/>
          </draw:line>
          <draw:frame draw:style-name="gr6" draw:text-style-name="P4" draw:layer="layout" svg:width="3.076cm" svg:height="1.068cm" svg:x="3.51cm" svg:y="20.093cm">
            <draw:text-box>
              <text:p text:style-name="P3"><text:span text:style-name="T3">(15) BYE</text:span></text:p>
            </draw:text-box>
          </draw:frame>
        </draw:g>
        <draw:g>
          <draw:line draw:style-name="gr7" draw:text-style-name="P1" draw:layer="layout" svg:x1="13.812cm" svg:y1="25.165cm" svg:x2="3.293cm" svg:y2="25.165cm">
            <text:p text:style-name="P4"/>
          </draw:line>
          <draw:frame draw:style-name="gr6" draw:text-style-name="P4" draw:layer="layout" svg:width="4.389cm" svg:height="1.068cm" svg:x="9.444cm" svg:y="24.253cm">
            <draw:text-box>
              <text:p text:style-name="P3"><text:span text:style-name="T3">(18) 200 OK</text:span></text:p>
            </draw:text-box>
          </draw:frame>
        </draw:g>
        <draw:line draw:style-name="gr1" draw:text-style-name="P1" draw:layer="layout" svg:x1="24.508cm" svg:y1="-0.759cm" svg:x2="24.508cm" svg:y2="26.747cm">
          <text:p text:style-name="P4"/>
        </draw:line>
        <draw:frame draw:style-name="gr4" draw:text-style-name="P2" draw:layer="layout" svg:width="3.909cm" svg:height="2.147cm" svg:x="12.002cm" svg:y="-3.96cm">
          <draw:text-box>
            <text:p text:style-name="P2"><text:span text:style-name="T1">Registrar &amp;Proxy</text:span></text:p>
          </draw:text-box>
        </draw:frame>
        <draw:g>
          <draw:line draw:style-name="gr5" draw:text-style-name="P3" draw:layer="layout" svg:x1="13.89cm" svg:y1="6.999cm" svg:x2="24.445cm" svg:y2="6.999cm">
            <text:p text:style-name="P3"><text:span text:style-name="T2"/></text:p>
            <text:p text:style-name="P3"/>
          </draw:line>
          <draw:frame draw:style-name="gr6" draw:text-style-name="P4" draw:layer="layout" svg:width="3.076cm" svg:height="1.068cm" svg:x="14.141cm" svg:y="6.075cm">
            <draw:text-box>
              <text:p text:style-name="P3"><text:span text:style-name="T3">(7) INVITE</text:span></text:p>
            </draw:text-box>
          </draw:frame>
        </draw:g>
        <draw:g>
          <draw:line draw:style-name="gr7" draw:text-style-name="P1" draw:layer="layout" svg:x1="24.433cm" svg:y1="8.221cm" svg:x2="13.914cm" svg:y2="8.221cm">
            <text:p text:style-name="P4"/>
          </draw:line>
          <draw:frame draw:style-name="gr6" draw:text-style-name="P4" draw:layer="layout" svg:width="4.389cm" svg:height="1.068cm" svg:x="20.065cm" svg:y="7.309cm">
            <draw:text-box>
              <text:p text:style-name="P3"><text:span text:style-name="T3">(8) 100 TRYING</text:span></text:p>
            </draw:text-box>
          </draw:frame>
        </draw:g>
        <draw:g>
          <draw:line draw:style-name="gr7" draw:text-style-name="P1" draw:layer="layout" svg:x1="24.433cm" svg:y1="12.021cm" svg:x2="13.914cm" svg:y2="12.021cm">
            <text:p text:style-name="P4"/>
          </draw:line>
          <draw:frame draw:style-name="gr6" draw:text-style-name="P4" draw:layer="layout" svg:width="4.389cm" svg:height="1.068cm" svg:x="20.065cm" svg:y="11.109cm">
            <draw:text-box>
              <text:p text:style-name="P3"><text:span text:style-name="T3">(11) 200 OK</text:span></text:p>
            </draw:text-box>
          </draw:frame>
        </draw:g>
        <draw:g>
          <draw:line draw:style-name="gr7" draw:text-style-name="P1" draw:layer="layout" svg:x1="13.813cm" svg:y1="13.167cm" svg:x2="3.294cm" svg:y2="13.167cm">
            <text:p text:style-name="P4"/>
          </draw:line>
          <draw:frame draw:style-name="gr6" draw:text-style-name="P4" draw:layer="layout" svg:width="4.389cm" svg:height="1.068cm" svg:x="9.445cm" svg:y="12.255cm">
            <draw:text-box>
              <text:p text:style-name="P3"><text:span text:style-name="T3">(12) 200 OK</text:span></text:p>
            </draw:text-box>
          </draw:frame>
        </draw:g>
        <draw:line draw:style-name="gr5" draw:text-style-name="P3" draw:layer="layout" svg:x1="13.891cm" svg:y1="15.699cm" svg:x2="24.446cm" svg:y2="15.699cm">
          <text:p text:style-name="P3"><text:span text:style-name="T2"/></text:p>
          <text:p text:style-name="P3"/>
        </draw:line>
        <draw:frame draw:style-name="gr6" draw:text-style-name="P4" draw:layer="layout" svg:width="3.076cm" svg:height="1.068cm" svg:x="14.142cm" svg:y="14.775cm">
          <draw:text-box>
            <text:p text:style-name="P3"><text:span text:style-name="T3">(14) ACK</text:span></text:p>
          </draw:text-box>
        </draw:frame>
        <draw:line draw:style-name="gr5" draw:text-style-name="P3" draw:layer="layout" svg:x1="13.892cm" svg:y1="22.499cm" svg:x2="24.447cm" svg:y2="22.499cm">
          <text:p text:style-name="P3"><text:span text:style-name="T2"/></text:p>
          <text:p text:style-name="P3"/>
        </draw:line>
        <draw:frame draw:style-name="gr6" draw:text-style-name="P4" draw:layer="layout" svg:width="3.076cm" svg:height="1.068cm" svg:x="14.143cm" svg:y="21.575cm">
          <draw:text-box>
            <text:p text:style-name="P3"><text:span text:style-name="T3">(16) BYE</text:span></text:p>
          </draw:text-box>
        </draw:frame>
        <draw:g>
          <draw:line draw:style-name="gr7" draw:text-style-name="P1" draw:layer="layout" svg:x1="24.433cm" svg:y1="23.821cm" svg:x2="13.914cm" svg:y2="23.821cm">
            <text:p text:style-name="P4"/>
          </draw:line>
          <draw:frame draw:style-name="gr6" draw:text-style-name="P4" draw:layer="layout" svg:width="4.389cm" svg:height="1.068cm" svg:x="20.065cm" svg:y="22.909cm">
            <draw:text-box>
              <text:p text:style-name="P3"><text:span text:style-name="T3">(17) 200 OK</text:span></text:p>
            </draw:text-box>
          </draw:frame>
        </draw:g>
        <draw:g>
          <draw:line draw:style-name="gr5" draw:text-style-name="P3" draw:layer="layout" svg:x1="3.258cm" svg:y1="0.017cm" svg:x2="13.813cm" svg:y2="0.017cm">
            <text:p text:style-name="P3"><text:span text:style-name="T2"/></text:p>
            <text:p text:style-name="P3"/>
          </draw:line>
          <draw:frame draw:style-name="gr6" draw:text-style-name="P4" draw:layer="layout" svg:width="3.84cm" svg:height="1.068cm" svg:x="3.509cm" svg:y="-0.907cm">
            <draw:text-box>
              <text:p text:style-name="P3"><text:span text:style-name="T3">(1) REGISTER</text:span></text:p>
            </draw:text-box>
          </draw:frame>
        </draw:g>
        <draw:g>
          <draw:line draw:style-name="gr7" draw:text-style-name="P1" draw:layer="layout" svg:x1="24.433cm" svg:y1="0.021cm" svg:x2="13.914cm" svg:y2="0.021cm">
            <text:p text:style-name="P4"/>
          </draw:line>
          <draw:frame draw:style-name="gr6" draw:text-style-name="P4" draw:layer="layout" svg:width="4.389cm" svg:height="1.068cm" svg:x="20.065cm" svg:y="-0.891cm">
            <draw:text-box>
              <text:p text:style-name="P3"><text:span text:style-name="T3">(2) REGISTER</text:span></text:p>
            </draw:text-box>
          </draw:frame>
        </draw:g>
        <draw:g>
          <draw:line draw:style-name="gr7" draw:text-style-name="P1" draw:layer="layout" svg:x1="13.812cm" svg:y1="1.283cm" svg:x2="3.293cm" svg:y2="1.283cm">
            <text:p text:style-name="P4"/>
          </draw:line>
          <draw:frame draw:style-name="gr6" draw:text-style-name="P4" draw:layer="layout" svg:width="4.389cm" svg:height="1.068cm" svg:x="9.444cm" svg:y="0.371cm">
            <draw:text-box>
              <text:p text:style-name="P3"><text:span text:style-name="T3">(3) 200 OK</text:span></text:p>
            </draw:text-box>
          </draw:frame>
        </draw:g>
        <draw:g>
          <draw:line draw:style-name="gr5" draw:text-style-name="P3" draw:layer="layout" svg:x1="13.891cm" svg:y1="1.299cm" svg:x2="24.446cm" svg:y2="1.299cm">
            <text:p text:style-name="P3"><text:span text:style-name="T2"/></text:p>
            <text:p text:style-name="P3"/>
          </draw:line>
          <draw:frame draw:style-name="gr6" draw:text-style-name="P4" draw:layer="layout" svg:width="3.076cm" svg:height="1.068cm" svg:x="14.142cm" svg:y="0.375cm">
            <draw:text-box>
              <text:p text:style-name="P3"><text:span text:style-name="T3">(4) 200 OK</text:span></text:p>
            </draw:text-box>
          </draw:frame>
        </draw:g>
        <draw:custom-shape draw:style-name="gr8" draw:text-style-name="P5" draw:layer="layout" svg:width="21.166cm" svg:height="3.422cm" svg:x="3.284cm" svg:y="16.124cm">
          <text:p text:style-name="P5"><text:span text:style-name="T4">RTP / RTCP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9$Build-9238</meta:generator>
    <meta:initial-creator>Thomas Plotkowiak</meta:initial-creator>
    <meta:creation-date>2008-05-03T18:38:32</meta:creation-date>
    <dc:creator>Thomas Plotkowiak</dc:creator>
    <dc:date>2008-05-03T19:30:28</dc:date>
    <meta:editing-cycles>3</meta:editing-cycles>
    <meta:editing-duration>PT51M57S</meta:editing-duration>
    <meta:user-defined meta:name="Info 1"/>
    <meta:user-defined meta:name="Info 2"/>
    <meta:user-defined meta:name="Info 3"/>
    <meta:user-defined meta:name="Info 4"/>
    <meta:document-statistic meta:object-count="58"/>
  </office:meta>
</office:document-meta>
</file>